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color="font-color" style:text-underline-style="solid" style:text-underline-width="auto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 style:text-underline-color="font-color" style:text-underline-style="solid" style:text-underline-width="auto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7) 279-9097 | tommymdonnelly@gmail.com<text:line-break/><text:a xlink:type="simple" xlink:href="https://github.com/TomTheTonk" office:name=""><text:span text:style-name="Definition"><text:span text:style-name="T2">GitHub: TomTheTonk</text:span></text:span></text:a> <text:a xlink:type="simple" xlink:href="http://linkedin.com/in/thomas-donnelly-429405320" office:name=""><text:span text:style-name="Definition"><text:span text:style-name="T2">LinkedIn: Thomas Donnelly</text:span>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span text:style-name="T3">Hobu Inc., Iowa City, IA</text:span> <text:span text:style-name="T1">May 2024 - Aug 2024</text:span></text:p>
      <text:list text:style-name="L1">
        <text:list-item>
          <text:p text:style-name="P1">Worked with a small team to plan and develop software utilizing LIDAR data.</text:p>
        </text:list-item>
        <text:list-item>
          <text:p text:style-name="P1">Employed Meta's open-source neural network, Llama, to classify large LIDAR maps into categories such as ground, water, buildings, and vegetation using Python.</text:p>
        </text:list-item>
        <text:list-item>
          <text:p text:style-name="P1">Developed a Slack app that returns a STAC of tiled geological maps stored on AWS, utilizing Terraform for architecture and Typescript for Lambda functions.</text:p>
        </text:list-item>
      </text:list>
      <text:p text:style-name="First_20_paragraph"><text:span text:style-name="T1">Certified Nursing Assistant June 2019 – Sept 2021</text:span><text:line-break/><text:span text:style-name="T3">Prairie Manor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3">Winona State University, Rochester/Winona, MN</text:span></text:p>
      <text:list text:style-name="L3">
        <text:list-item>
          <text:p text:style-name="P3">Current GPA: 3.35</text:p>
        </text:list-item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as part of a neural network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Programming:</text:span><text:a xlink:type="simple" xlink:href="https://www.python.org/" office:name=""><text:span text:style-name="Definition"><text:span text:style-name="T2"> Python</text:span></text:span></text:a>, <text:a xlink:type="simple" xlink:href="https://www.java.com/en/" office:name=""><text:span text:style-name="Definition"><text:span text:style-name="T2">Java</text:span></text:span></text:a>, <text:a xlink:type="simple" xlink:href="https://www.typescriptlang.org/" office:name=""><text:span text:style-name="Definition"><text:span text:style-name="T2">Typescript</text:span></text:span></text:a>, <text:a xlink:type="simple" xlink:href="https://www.swift.org/" office:name=""><text:span text:style-name="Definition"><text:span text:style-name="T2">Swift</text:span></text:span></text:a>, HTML, CSS, <text:a xlink:type="simple" xlink:href="https://www.javascript.com/" office:name=""><text:span text:style-name="Definition"><text:span text:style-name="T2">Javascript</text:span></text:span></text:a></text:p>
        </text:list-item>
        <text:list-item>
          <text:p text:style-name="P4"><text:span text:style-name="T1">Cloud Services:</text:span> <text:a xlink:type="simple" xlink:href="https://aws.amazon.com/free/?gclid=CjwKCAiAiOa9BhBqEiwABCdG8xJm7dpo0Ifa4i8UYcSexU289wg1I5QgB0YQaTpD3Cc5l3oCR2H94hoCvTYQAvD_BwE&amp;trk=6a4c3e9d-cdc9-4e25-8dd9-2bd8d15afbca&amp;sc_channel=ps&amp;ef_id=CjwKCAiAiOa9BhBqEiwABCdG8xJm7dpo0Ifa4i8UYcSexU289wg1I5QgB0YQaTpD3Cc5l3oCR2H94hoCvTYQAvD_BwE:G:s&amp;s_kwcid=AL!4422!3!651751059777!e!!g!!amazon%20web%20services!19852662197!145019195737&amp;all-free-tier.sort-by=item.additionalFields.SortRank&amp;all-free-tier.sort-order=asc&amp;awsf.Free%20Tier%20Types=*all&amp;awsf.Free%20Tier%20Categories=*all" office:name=""><text:span text:style-name="Definition"><text:span text:style-name="T2">Amazon Web Services (AWS)</text:span></text:span></text:a></text:p>
        </text:list-item>
        <text:list-item>
          <text:p text:style-name="P4"><text:span text:style-name="T1">Databases:</text:span> <text:a xlink:type="simple" xlink:href="https://www.mysql.com/" office:name=""><text:span text:style-name="Definition"><text:span text:style-name="T2">MySQL</text:span></text:span></text:a>, <text:a xlink:type="simple" xlink:href="https://aws.amazon.com/dynamodb/" office:name=""><text:span text:style-name="Definition"><text:span text:style-name="T2">DynamoDB</text:span></text:span></text:a></text:p>
        </text:list-item>
        <text:list-item>
          <text:p text:style-name="P4"><text:span text:style-name="T1">Development Tools:</text:span><text:a xlink:type="simple" xlink:href="https://developer.hashicorp.com/terraform/language" office:name=""><text:span text:style-name="Definition"><text:span text:style-name="T2"> Terraform</text:span></text:span></text:a>,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<text:span text:style-name="T2">Lambda</text:span></text:span></text:a>, <text:a xlink:type="simple" xlink:href="https://github.com/" office:name=""><text:span text:style-name="Definition"><text:span text:style-name="T2">Github</text:span></text:span></text:a></text:p>
        </text:list-item>
        <text:list-item>
          <text:p text:style-name="P4"><text:span text:style-name="T1">Specialization:</text:span> Computer Vision, <text:a xlink:type="simple" xlink:href="https://gdal.org/en/stable/" office:name=""><text:span text:style-name="Definition"><text:span text:style-name="T2">GDAL</text:span></text:span></text:a>, <text:a xlink:type="simple" xlink:href="https://pdal.io/en/2.8.4/" office:name=""><text:span text:style-name="Definition"><text:span text:style-name="T2">PDAL</text:span></text:span></text:a></text:p>
        </text:list-item>
        <text:list-item>
          <text:p text:style-name="P4"><text:span text:style-name="T1">Other:</text:span> Teamwork, software engineering, neural networks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4">Document Made Using Github Action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22T21:15:34Z</meta:creation-date>
    <dc:date>2025-02-22T21:15:34Z</dc:date>
  </office:meta>
</office:document-meta>
</file>